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paragraph-rsid="0015197e"/>
    </style:style>
    <style:style style:name="P2" style:family="paragraph" style:parent-style-name="Heading_20_1">
      <style:paragraph-properties fo:break-before="page"/>
      <style:text-properties officeooo:paragraph-rsid="0015a0e2"/>
    </style:style>
    <style:style style:name="P3" style:family="paragraph" style:parent-style-name="Heading_20_4">
      <style:paragraph-properties fo:margin-left="0in" fo:margin-right="0in" fo:text-indent="0in" style:auto-text-indent="false" fo:padding="0in" fo:border="non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6" style:family="paragraph" style:parent-style-name="Preformatted_20_Text">
      <style:paragraph-properties fo:margin-top="0in" fo:margin-bottom="0.1965in" style:contextual-spacing="false" fo:padding="0in" fo:border="none"/>
    </style:style>
    <style:style style:name="P7" style:family="paragraph" style:parent-style-name="Preformatted_20_Text">
      <style:paragraph-properties fo:padding="0in" fo:border="none"/>
    </style:style>
    <style:style style:name="P8" style:family="paragraph" style:parent-style-name="Text_20_body">
      <style:paragraph-properties fo:margin-left="0in" fo:margin-right="0in" fo:text-indent="0in" style:auto-text-indent="false" fo:padding="0in" fo:border="none"/>
    </style:style>
    <style:style style:name="P9"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0" style:family="paragraph" style:parent-style-name="Text_20_body" style:list-style-name="L1">
      <style:paragraph-properties fo:margin-left="0in" fo:margin-right="0in" fo:text-indent="0in" style:auto-text-indent="false" fo:padding="0in" fo:border="none"/>
    </style:style>
    <style:style style:name="P11" style:family="paragraph" style:parent-style-name="Text_20_body">
      <style:paragraph-properties fo:margin-top="0in" fo:margin-bottom="0in" style:contextual-spacing="false"/>
    </style:style>
    <style:style style:name="P12"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2">
      <style:paragraph-properties fo:margin-left="0in" fo:margin-right="0in" fo:text-indent="0in" style:auto-text-indent="false" fo:padding="0in" fo:border="none"/>
    </style:style>
    <style:style style:name="P14" style:family="paragraph" style:parent-style-name="Text_20_body">
      <style:paragraph-properties fo:margin-top="0in" fo:margin-bottom="0in" style:contextual-spacing="false"/>
      <style:text-properties officeooo:paragraph-rsid="0015a0e2"/>
    </style:style>
    <style:style style:name="P15" style:family="paragraph" style:parent-style-name="Text_20_body">
      <style:paragraph-properties fo:margin-top="0in" fo:margin-bottom="0in" style:contextual-spacing="false"/>
      <style:text-properties fo:font-style="italic" fo:font-weight="bold" officeooo:paragraph-rsid="0015a0e2" style:font-style-asian="italic" style:font-weight-asian="bold" style:font-style-complex="italic" style:font-weight-complex="bold"/>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loext:padding="0.0193in" loext:border="0.06pt solid #000000"/>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bold" style:font-weight-asian="bold" style:font-weight-complex="bold"/>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524. Number of Sub-arrays With Odd Sum</text:h>
      <text:p text:style-name="P8">Given an array of integers <text:span text:style-name="Source_20_Text"><text:span text:style-name="T1">arr</text:span></text:span>, return <text:span text:style-name="Emphasis"><text:span text:style-name="T2">the number of subarrays with an </text:span></text:span><text:span text:style-name="Emphasis"><text:span text:style-name="Strong_20_Emphasis"><text:span text:style-name="T2">odd</text:span></text:span></text:span><text:span text:style-name="Emphasis"><text:span text:style-name="T2"> sum</text:span></text:span>.</text:p>
      <text:p text:style-name="P8">Since the answer can be very large, return it modulo <text:span text:style-name="Source_20_Text"><text:span text:style-name="T1"><draw:frame draw:style-name="fr1" draw:name="Object2" text:anchor-type="as-char" svg:y="-0.2161in" svg:width="0.672in" svg:height="0.261in" draw:z-index="1"><draw:object xlink:href="./Object 2" xlink:type="simple" xlink:show="embed" xlink:actuate="onLoad"/><draw:image xlink:href="./ObjectReplacements/Object 2" xlink:type="simple" xlink:show="embed" xlink:actuate="onLoad"/></draw:frame></text:span></text:span>.</text:p>
      <text:p text:style-name="P8"><text:span text:style-name="Strong_20_Emphasis"><text:span text:style-name="T2">Example 1:</text:span></text:span></text:p>
      <text:p text:style-name="P4"><text:span text:style-name="Strong_20_Emphasis"><text:span text:style-name="T2">Input:</text:span></text:span> arr = [1,3,5]</text:p>
      <text:p text:style-name="P4"><text:span text:style-name="Strong_20_Emphasis"><text:span text:style-name="T2">Output:</text:span></text:span> 4</text:p>
      <text:p text:style-name="P4"><text:span text:style-name="Strong_20_Emphasis"><text:span text:style-name="T2">Explanation:</text:span></text:span> All subarrays are [[1],[1,3],[1,3,5],[3],[3,5],[5]]</text:p>
      <text:p text:style-name="P7">All sub-arrays sum are [1,4,9,3,8,5].</text:p>
      <text:p text:style-name="P6">Odd sums are [1,9,3,5] so the answer is 4.</text:p>
      <text:p text:style-name="P8"><text:span text:style-name="Strong_20_Emphasis"><text:span text:style-name="T2">Example 2:</text:span></text:span></text:p>
      <text:p text:style-name="P4"><text:span text:style-name="Strong_20_Emphasis"><text:span text:style-name="T2">Input:</text:span></text:span> arr = [2,4,6]</text:p>
      <text:p text:style-name="P4"><text:span text:style-name="Strong_20_Emphasis"><text:span text:style-name="T2">Output:</text:span></text:span> 0</text:p>
      <text:p text:style-name="P4"><text:span text:style-name="Strong_20_Emphasis"><text:span text:style-name="T2">Explanation:</text:span></text:span> All subarrays are [[2],[2,4],[2,4,6],[4],[4,6],[6]]</text:p>
      <text:p text:style-name="P7">All sub-arrays sum are [2,6,12,4,10,6].</text:p>
      <text:p text:style-name="P6">All sub-arrays have even sum and the answer is 0.</text:p>
      <text:p text:style-name="P8"><text:span text:style-name="Strong_20_Emphasis"><text:span text:style-name="T2">Example 3:</text:span></text:span></text:p>
      <text:p text:style-name="P4"><text:span text:style-name="Strong_20_Emphasis"><text:span text:style-name="T2">Input:</text:span></text:span> arr = [1,2,3,4,5,6,7]</text:p>
      <text:p text:style-name="P5"><text:span text:style-name="Strong_20_Emphasis"><text:span text:style-name="T2">Output:</text:span></text:span> 16</text:p>
      <text:p text:style-name="P8"><text:span text:style-name="Strong_20_Emphasis"><text:span text:style-name="T2">Constraints:</text:span></text:span></text:p>
      <text:list text:style-name="L1">
        <text:list-item>
          <text:p text:style-name="P9"><text:span text:style-name="Source_20_Text"><text:span text:style-name="T1">1 &lt;= arr.length &lt;= </text:span></text:span><text:span text:style-name="Source_20_Text"><text:span text:style-name="T1"><draw:frame draw:style-name="fr1" draw:name="Object1" text:anchor-type="as-char" svg:y="-0.2161in" svg:width="0.4154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10"><text:span text:style-name="Source_20_Text"><text:span text:style-name="T1">1 &lt;= arr[i] &lt;= 100</text:span></text:span></text:p>
        </text:list-item>
      </text:list>
      <text:h text:style-name="Heading_20_3" text:outline-level="3"/>
      <text:h text:style-name="P1" text:outline-level="1">1524. Number of Sub-arrays With Odd Sum</text:h>
      <text:h text:style-name="Heading_20_3" text:outline-level="3"><text:bookmark text:name="overview"/>Overview</text:h>
      <text:p text:style-name="P8">We are given an array of integers, and our task is to count the number of subarrays whose sums are odd. Since the number of possible subarrays can be large, we return the count modulo <text:span text:style-name="T3"><draw:frame draw:style-name="fr1" draw:name="Object3" text:anchor-type="as-char" svg:y="-0.2161in" svg:width="0.672in" svg:height="0.261in" draw:z-index="2"><draw:object xlink:href="./Object 3" xlink:type="simple" xlink:show="embed" xlink:actuate="onLoad"/><draw:image xlink:href="./ObjectReplacements/Object 3" xlink:type="simple" xlink:show="embed" xlink:actuate="onLoad"/></draw:frame></text:span>.</text:p>
      <text:p text:style-name="P8">A subarray is a contiguous portion of the array, meaning we must consider all possible starting and ending indices. The sum of a subarray is simply the sum of its elements.</text:p>
      <text:p text:style-name="P8">For example, given <text:span text:style-name="Source_20_Text"><text:span text:style-name="T2">arr = [1,3,5]</text:span></text:span>, the possible subarrays are:</text:p>
      <text:list text:style-name="L2">
        <text:list-item>
          <text:p text:style-name="P12"><text:span text:style-name="Source_20_Text"><text:span text:style-name="T2">[1] → sum = 1 (odd)</text:span></text:span></text:p>
        </text:list-item>
        <text:list-item>
          <text:p text:style-name="P12"><text:span text:style-name="Source_20_Text"><text:span text:style-name="T2">[1,3] → sum = 4 (even)</text:span></text:span></text:p>
        </text:list-item>
        <text:list-item>
          <text:p text:style-name="P12"><text:span text:style-name="Source_20_Text"><text:span text:style-name="T2">[1,3,5] → sum = 9 (odd)</text:span></text:span></text:p>
        </text:list-item>
        <text:list-item>
          <text:p text:style-name="P12"><text:span text:style-name="Source_20_Text"><text:span text:style-name="T2">[3] → sum = 3 (odd)</text:span></text:span></text:p>
        </text:list-item>
        <text:list-item>
          <text:p text:style-name="P12"><text:span text:style-name="Source_20_Text"><text:span text:style-name="T2">[3,5] → sum = 8 (even)</text:span></text:span></text:p>
        </text:list-item>
        <text:list-item>
          <text:p text:style-name="P13"><text:span text:style-name="Source_20_Text"><text:span text:style-name="T2">[5] → sum = 5 (odd)</text:span></text:span></text:p>
        </text:list-item>
      </text:list>
      <text:p text:style-name="P8">Here, the subarrays with an odd sum are <text:span text:style-name="Source_20_Text"><text:span text:style-name="T2">[1]</text:span></text:span>, <text:span text:style-name="Source_20_Text"><text:span text:style-name="T2">[1,3,5]</text:span></text:span>, <text:span text:style-name="Source_20_Text"><text:span text:style-name="T2">[3]</text:span></text:span>, and <text:span text:style-name="Source_20_Text"><text:span text:style-name="T2">[5]</text:span></text:span>, giving us the answer <text:span text:style-name="Source_20_Text"><text:span text:style-name="T2">4</text:span></text:span>.</text:p>
      <text:p text:style-name="P8">A sliding window approach is generally useful when dealing with subarrays, but in this case, we cannot use it effectively. The problem requires counting all valid subarrays, not just maintaining a fixed window of size <text:span text:style-name="Source_20_Text"><text:span text:style-name="T2">k</text:span></text:span> or optimizing a contiguous segment. Since the valid subarrays are scattered across different positions and lengths, sliding window techniques do not provide any direct optimization here.</text:p>
      <text:h text:style-name="Heading_20_3" text:outline-level="3"/>
      <text:h text:style-name="P2" text:outline-level="1">1524. Number of Sub-arrays With Odd Sum</text:h>
      <text:h text:style-name="Heading_20_3" text:outline-level="3"><text:bookmark text:name="approach-1-brute-force-tle"/>Approach 1: Brute Force (TLE)</text:h>
      <text:h text:style-name="P3" text:outline-level="4"><text:bookmark text:name="intuition"/>Intuition</text:h>
      <text:p text:style-name="P8">The most direct way to solve this problem is to explicitly generate all possible subarrays and check which ones have an odd sum.</text:p>
      <text:p text:style-name="P8">To do this, we iterate over every possible starting index in the array. For each start, we extend the subarray one element at a time, maintaining a running sum as we go. Each time we add a new element to the sum, we check if it is odd. If it is, we increment our count.</text:p>
      <text:p text:style-name="P8">Since we check all possible start and end pairs, the number of subarrays we examine is proportional to the square of the array size, leading to a time complexity of <text:span text:style-name="T3"><draw:frame draw:style-name="fr1" draw:name="Object4" text:anchor-type="as-char" svg:y="-0.1909in" svg:width="0.7016in" svg:height="0.2516in" draw:z-index="3"><draw:object xlink:href="./Object 4" xlink:type="simple" xlink:show="embed" xlink:actuate="onLoad"/><draw:image xlink:href="./ObjectReplacements/Object 4" xlink:type="simple" xlink:show="embed" xlink:actuate="onLoad"/></draw:frame></text:span>. This means that for large arrays, the approach becomes too slow to be practical, leading to a Time Limit Exceeded (TLE) error.</text:p>
      <text:p text:style-name="P11">class Solution {</text:p>
      <text:p text:style-name="P11">public:</text:p>
      <text:p text:style-name="P11"><text:s text:c="4"/>int numOfSubarrays(vector&lt;int&gt;&amp; arr) {</text:p>
      <text:p text:style-name="P11"><text:s text:c="8"/>const int MOD = 1e9 + 7;</text:p>
      <text:p text:style-name="P11"><text:s text:c="8"/>int n = arr.size();</text:p>
      <text:p text:style-name="P11"><text:s text:c="8"/>int count = 0;</text:p>
      <text:p text:style-name="P11"/>
      <text:p text:style-name="P11"><text:s text:c="8"/><text:span text:style-name="T5">// Generate all possible subarrays</text:span></text:p>
      <text:p text:style-name="P11"><text:s text:c="8"/>for (int startIndex = 0; startIndex &lt; n; startIndex++) {</text:p>
      <text:p text:style-name="P11"><text:s text:c="12"/>int currentSum = 0;</text:p>
      <text:p text:style-name="P11"><text:s text:c="12"/><text:span text:style-name="T5">// Iterate through each subarray starting at startIndex</text:span></text:p>
      <text:p text:style-name="P11"><text:s text:c="12"/>for (int endIndex = startIndex; endIndex &lt; n; endIndex++) {</text:p>
      <text:p text:style-name="P11"><text:s text:c="16"/>currentSum += arr[endIndex];</text:p>
      <text:p text:style-name="P11"><text:s text:c="16"/><text:span text:style-name="T5">// Check if the sum is odd</text:span></text:p>
      <text:p text:style-name="P11"><text:s text:c="16"/>if (currentSum % 2 != 0) {</text:p>
      <text:p text:style-name="P11"><text:s text:c="20"/>count++;</text:p>
      <text:p text:style-name="P11"><text:s text:c="16"/>}</text:p>
      <text:p text:style-name="P11"><text:s text:c="12"/>}</text:p>
      <text:p text:style-name="P11"><text:s text:c="8"/>}</text:p>
      <text:p text:style-name="P11"/>
      <text:p text:style-name="P11"><text:s text:c="8"/>return count % MOD;</text:p>
      <text:p text:style-name="P11"><text:s text:c="4"/>}</text:p>
      <text:p text:style-name="P11">};</text:p>
      <text:h text:style-name="P2" text:outline-level="1">1524. Number of Sub-arrays With Odd Sum</text:h>
      <text:p text:style-name="P14">/*</text:p>
      <text:p text:style-name="P14"><text:s text:c="4"/><text:span text:style-name="T5">Prefix sum+counting</text:span></text:p>
      <text:p text:style-name="P14"><text:s text:c="4"/>Time compelxity: O(n)</text:p>
      <text:p text:style-name="P14"><text:s text:c="4"/>Space compelxity: O(1)</text:p>
      <text:p text:style-name="P14">*/</text:p>
      <text:p text:style-name="P14">class Solution {</text:p>
      <text:p text:style-name="P14">public:</text:p>
      <text:p text:style-name="P14"><text:s text:c="4"/>int numOfSubarrays(vector&lt;int&gt;&amp; arr) {</text:p>
      <text:p text:style-name="P14"><text:s text:c="8"/>const int MOD=1e9+7; </text:p>
      <text:p text:style-name="P14"><text:s text:c="8"/>int n=arr.size();</text:p>
      <text:p text:style-name="P14"><text:s text:c="8"/>int prefix_sum=0;</text:p>
      <text:p text:style-name="P14"><text:s text:c="8"/>int even_freq=1;<text:span text:style-name="T5"> // 0 of the prefix sum is even </text:span></text:p>
      <text:p text:style-name="P14"><text:s text:c="8"/>int odd_freq=0;</text:p>
      <text:p text:style-name="P14"><text:s text:c="8"/>int ans=0;</text:p>
      <text:p text:style-name="P14"><text:s text:c="8"/>for(int i=0;i&lt;n;++i){</text:p>
      <text:p text:style-name="P14"><text:s text:c="12"/>prefix_sum+=arr[i]; <text:span text:style-name="T5">// Build prefix sum from 0 to i</text:span></text:p>
      <text:p text:style-name="P14"><text:s text:c="12"/>even_freq+=prefix_sum%2==0; <text:span text:style-name="T6">// Count frequency of even sums from 0 to i</text:span></text:p>
      <text:p text:style-name="P14"><text:s text:c="12"/>odd_freq+=prefix_sum%2==1; <text:span text:style-name="T5">// Count frequency of odd sums from 0 to i</text:span></text:p>
      <text:p text:style-name="P14"/>
      <text:p text:style-name="P14"><text:s text:c="7"/><text:span text:style-name="T5"><text:s text:c="5"/>// If sum from 0 to i is odd, add to the answer the frequency of even sums</text:span></text:p>
      <text:p text:style-name="P15"><text:s text:c="12"/>// Otherwise, add to the answer the frequency of odd sums</text:p>
      <text:p text:style-name="P14"><text:s text:c="12"/>ans=(prefix_sum%2?(ans+even_freq%MOD):(ans+odd_freq%MOD))%MOD;</text:p>
      <text:p text:style-name="P14"><text:s text:c="8"/>}</text:p>
      <text:p text:style-name="P14"><text:s text:c="8"/></text:p>
      <text:p text:style-name="P14"><text:s text:c="8"/>return ans;</text:p>
      <text:p text:style-name="P14"><text:s text:c="4"/>}</text:p>
      <text:p text:style-name="P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1</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21:59:50.981893523</meta:creation-date>
    <dc:date>2025-02-25T22:05:20.341221204</dc:date>
    <meta:editing-duration>PT5M30S</meta:editing-duration>
    <meta:editing-cycles>2</meta:editing-cycles>
    <meta:generator>LibreOffice/24.2.7.2$Linux_X86_64 LibreOffice_project/420$Build-2</meta:generator>
    <meta:document-statistic meta:table-count="0" meta:image-count="0" meta:object-count="4" meta:page-count="4" meta:paragraph-count="89" meta:word-count="661" meta:character-count="4043" meta:non-whitespace-character-count="3106"/>
  </office:meta>
</office:document-meta>
</file>

<file path=Object 1/content.xml><?xml version="1.0" encoding="utf-8"?>
<math xmlns="http://www.w3.org/1998/Math/MathML" display="block">
  <semantics>
    <msup>
      <mn>10</mn>
      <mn>5</mn>
    </msup>
    <annotation encoding="StarMath 5.0">10^5</annotation>
  </semantics>
</math>
</file>

<file path=Object 2/content.xml><?xml version="1.0" encoding="utf-8"?>
<math xmlns="http://www.w3.org/1998/Math/MathML" display="block">
  <semantics>
    <mrow>
      <msup>
        <mn>10</mn>
        <mn>9</mn>
      </msup>
      <mo stretchy="false">+</mo>
      <mn>7</mn>
    </mrow>
    <annotation encoding="StarMath 5.0">10^9 + 7</annotation>
  </semantics>
</math>
</file>

<file path=Object 3/content.xml><?xml version="1.0" encoding="utf-8"?>
<math xmlns="http://www.w3.org/1998/Math/MathML" display="block">
  <semantics>
    <mrow>
      <msup>
        <mn>10</mn>
        <mn>9</mn>
      </msup>
      <mo stretchy="false">+</mo>
      <mn>7</mn>
    </mrow>
    <annotation encoding="StarMath 5.0">10^9+7</annotation>
  </semantics>
</math>
</file>

<file path=Object 4/content.xml><?xml version="1.0" encoding="utf-8"?>
<math xmlns="http://www.w3.org/1998/Math/MathML" display="block">
  <semantics>
    <mrow>
      <mi>O</mi>
      <mrow>
        <mo fence="true" form="prefix" stretchy="false">(</mo>
        <mrow>
          <mrow>
            <mi>n</mi>
            <mn>2</mn>
          </mrow>
        </mrow>
        <mo fence="true" form="postfix" stretchy="false">)</mo>
      </mrow>
    </mrow>
    <annotation encoding="StarMath 5.0">O(n2)</annotation>
  </semantics>
</math>
</file>